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0eab09" officeooo:paragraph-rsid="00bdd7d2"/>
    </style:style>
    <style:style style:name="P2" style:family="paragraph" style:parent-style-name="Footer">
      <style:paragraph-properties fo:text-align="end" style:justify-single-word="false"/>
      <style:text-properties officeooo:rsid="000eab09" officeooo:paragraph-rsid="006b7f94"/>
    </style:style>
    <style:style style:name="P3" style:family="paragraph" style:parent-style-name="Text_20_body">
      <style:text-properties fo:font-weight="normal"/>
    </style:style>
    <style:style style:name="P4" style:family="paragraph" style:parent-style-name="Text_20_body">
      <style:text-properties fo:font-weight="normal" officeooo:rsid="00b479ba" officeooo:paragraph-rsid="00b57d3f" style:font-weight-asian="normal" style:font-weight-complex="normal"/>
    </style:style>
    <style:style style:name="P5" style:family="paragraph" style:parent-style-name="Text_20_body">
      <style:text-properties fo:font-weight="normal" officeooo:rsid="00b5dfdf" officeooo:paragraph-rsid="00b5dfdf" style:font-weight-asian="normal" style:font-weight-complex="normal"/>
    </style:style>
    <style:style style:name="P6" style:family="paragraph" style:parent-style-name="Text_20_body">
      <style:text-properties officeooo:rsid="00877dc5" officeooo:paragraph-rsid="009ae530"/>
    </style:style>
    <style:style style:name="P7" style:family="paragraph" style:parent-style-name="Text_20_body">
      <style:text-properties officeooo:rsid="008c9ac6" officeooo:paragraph-rsid="009f64eb"/>
    </style:style>
    <style:style style:name="P8" style:family="paragraph" style:parent-style-name="Text_20_body">
      <style:text-properties officeooo:rsid="008c9ac6" officeooo:paragraph-rsid="00b35670"/>
    </style:style>
    <style:style style:name="P9" style:family="paragraph" style:parent-style-name="Text_20_body">
      <style:text-properties officeooo:paragraph-rsid="00a0e8cf"/>
    </style:style>
    <style:style style:name="P10" style:family="paragraph" style:parent-style-name="Text_20_body">
      <style:text-properties officeooo:rsid="00b5dfdf" officeooo:paragraph-rsid="00b5dfdf"/>
    </style:style>
    <style:style style:name="P11" style:family="paragraph" style:parent-style-name="Text_20_body">
      <style:text-properties officeooo:rsid="00b15ac3" officeooo:paragraph-rsid="00b15ac3"/>
    </style:style>
    <style:style style:name="P12" style:family="paragraph" style:parent-style-name="Text_20_body">
      <style:text-properties officeooo:rsid="00b30cce" officeooo:paragraph-rsid="00a2e13f"/>
    </style:style>
    <style:style style:name="P13" style:family="paragraph" style:parent-style-name="Text_20_body">
      <style:text-properties officeooo:rsid="00b35670" officeooo:paragraph-rsid="00be3af9"/>
    </style:style>
    <style:style style:name="P14" style:family="paragraph" style:parent-style-name="Text_20_body">
      <style:text-properties officeooo:paragraph-rsid="00c23a17"/>
    </style:style>
    <style:style style:name="P15" style:family="paragraph" style:parent-style-name="Text_20_body">
      <style:text-properties officeooo:rsid="00ae468b" officeooo:paragraph-rsid="00c70e9c"/>
    </style:style>
    <style:style style:name="P16" style:family="paragraph" style:parent-style-name="Text_20_body">
      <style:text-properties fo:font-size="12pt" officeooo:rsid="00adf83a" officeooo:paragraph-rsid="00adf83a" style:font-size-asian="12pt" style:font-size-complex="12pt"/>
    </style:style>
    <style:style style:name="P17" style:family="paragraph" style:parent-style-name="Text_20_body">
      <style:text-properties fo:font-size="12pt" fo:font-weight="normal" officeooo:rsid="00b57d3f" officeooo:paragraph-rsid="00b57d3f" style:font-size-asian="12pt" style:font-weight-asian="normal" style:font-size-complex="12pt" style:font-weight-complex="normal"/>
    </style:style>
    <style:style style:name="P18" style:family="paragraph" style:parent-style-name="Text_20_body">
      <style:text-properties fo:font-size="12pt" fo:font-weight="normal" officeooo:rsid="00c98892" officeooo:paragraph-rsid="00b57d3f" style:font-size-asian="12pt" style:font-weight-asian="normal" style:font-size-complex="12pt" style:font-weight-complex="normal"/>
    </style:style>
    <style:style style:name="P19" style:family="paragraph" style:parent-style-name="Text_20_body">
      <style:text-properties officeooo:rsid="00c98df1" officeooo:paragraph-rsid="00c98df1"/>
    </style:style>
    <style:style style:name="P20" style:family="paragraph" style:parent-style-name="Text_20_body">
      <style:text-properties officeooo:rsid="00bafad6" officeooo:paragraph-rsid="00c98df1"/>
    </style:style>
    <style:style style:name="P21" style:family="paragraph" style:parent-style-name="Text_20_body">
      <style:paragraph-properties fo:margin-left="0.4925in" fo:margin-right="0in" fo:text-indent="0in" style:auto-text-indent="false"/>
    </style:style>
    <style:style style:name="P22" style:family="paragraph" style:parent-style-name="Text_20_body">
      <style:paragraph-properties fo:margin-left="0.4925in" fo:margin-right="0in" fo:text-indent="0in" style:auto-text-indent="false"/>
      <style:text-properties fo:font-weight="bold" style:font-weight-asian="bold" style:font-weight-complex="bold"/>
    </style:style>
    <style:style style:name="P23" style:family="paragraph" style:parent-style-name="Text_20_body">
      <style:paragraph-properties fo:margin-left="0.4925in" fo:margin-right="0in" fo:text-indent="0in" style:auto-text-indent="false"/>
      <style:text-properties fo:font-weight="normal" officeooo:rsid="00b5dfdf" officeooo:paragraph-rsid="00b5dfdf" style:font-weight-asian="normal" style:font-weight-complex="normal"/>
    </style:style>
    <style:style style:name="P24" style:family="paragraph" style:parent-style-name="Text_20_body">
      <style:paragraph-properties fo:margin-left="0.4925in" fo:margin-right="0in" fo:text-indent="0in" style:auto-text-indent="false"/>
      <style:text-properties officeooo:rsid="00b5dfdf" officeooo:paragraph-rsid="00b5dfdf"/>
    </style:style>
    <style:style style:name="P25" style:family="paragraph" style:parent-style-name="Text_20_body">
      <style:paragraph-properties fo:margin-left="0.4925in" fo:margin-right="0in" fo:text-indent="0in" style:auto-text-indent="false"/>
      <style:text-properties officeooo:rsid="00b5dfdf" officeooo:paragraph-rsid="00be8f0a"/>
    </style:style>
    <style:style style:name="P26" style:family="paragraph" style:parent-style-name="Text_20_body">
      <style:paragraph-properties fo:margin-left="0.4925in" fo:margin-right="0in" fo:text-indent="0in" style:auto-text-indent="false"/>
      <style:text-properties officeooo:rsid="00b6fef3" officeooo:paragraph-rsid="00b6fef3"/>
    </style:style>
    <style:style style:name="P27" style:family="paragraph" style:parent-style-name="Text_20_body">
      <style:paragraph-properties fo:margin-left="0.4925in" fo:margin-right="0in" fo:text-indent="0in" style:auto-text-indent="false"/>
      <style:text-properties officeooo:rsid="00b8c1da" officeooo:paragraph-rsid="00be8f0a"/>
    </style:style>
    <style:style style:name="P28" style:family="paragraph" style:parent-style-name="Text_20_body">
      <style:paragraph-properties fo:margin-left="0.4925in" fo:margin-right="0in" fo:text-indent="0in" style:auto-text-indent="false"/>
      <style:text-properties officeooo:paragraph-rsid="00c23a17"/>
    </style:style>
    <style:style style:name="P29" style:family="paragraph" style:parent-style-name="Text_20_body">
      <style:paragraph-properties fo:margin-left="0.4925in" fo:margin-right="0in" fo:text-indent="0in" style:auto-text-indent="false"/>
      <style:text-properties fo:font-size="12pt" fo:font-weight="normal" officeooo:rsid="00c98892" officeooo:paragraph-rsid="00c98892" style:font-size-asian="12pt" style:font-weight-asian="normal" style:font-size-complex="12pt" style:font-weight-complex="normal"/>
    </style:style>
    <style:style style:name="P30" style:family="paragraph" style:parent-style-name="Text_20_body">
      <style:paragraph-properties fo:margin-left="0.4925in" fo:margin-right="0in" fo:text-indent="0in" style:auto-text-indent="false"/>
      <style:text-properties officeooo:rsid="00c98892" officeooo:paragraph-rsid="00c98892"/>
    </style:style>
    <style:style style:name="P31" style:family="paragraph" style:parent-style-name="Text_20_body">
      <style:paragraph-properties fo:margin-left="0.4925in" fo:margin-right="0in" fo:text-indent="0in" style:auto-text-indent="false"/>
      <style:text-properties officeooo:rsid="00b89851" officeooo:paragraph-rsid="00c23a17"/>
    </style:style>
    <style:style style:name="P32" style:family="paragraph" style:parent-style-name="Text_20_body">
      <style:paragraph-properties fo:margin-left="0.4925in" fo:margin-right="0in" fo:text-indent="0in" style:auto-text-indent="false" fo:padding="0in" fo:border="none" style:shadow="none"/>
      <style:text-properties fo:font-size="12pt" officeooo:rsid="00b89851" officeooo:paragraph-rsid="00c98df1" style:font-size-asian="12pt" style:font-size-complex="12pt"/>
    </style:style>
    <style:style style:name="P33" style:family="paragraph" style:parent-style-name="Text_20_body">
      <style:paragraph-properties fo:margin-left="0.9846in" fo:margin-right="0in" fo:text-indent="0in" style:auto-text-indent="false"/>
    </style:style>
    <style:style style:name="P34" style:family="paragraph" style:parent-style-name="Text_20_body">
      <style:paragraph-properties fo:margin-left="0.9846in" fo:margin-right="0in" fo:text-indent="0in" style:auto-text-indent="false"/>
      <style:text-properties fo:font-weight="normal" officeooo:rsid="009f64eb" officeooo:paragraph-rsid="009f64eb" style:font-weight-asian="normal" style:font-weight-complex="normal"/>
    </style:style>
    <style:style style:name="P35" style:family="paragraph" style:parent-style-name="Text_20_body">
      <style:paragraph-properties fo:margin-left="0.9846in" fo:margin-right="0in" fo:text-indent="0in" style:auto-text-indent="false"/>
      <style:text-properties officeooo:rsid="009f64eb" officeooo:paragraph-rsid="009f64eb"/>
    </style:style>
    <style:style style:name="P36" style:family="paragraph" style:parent-style-name="Text_20_body">
      <style:paragraph-properties fo:margin-left="0.9846in" fo:margin-right="0in" fo:text-indent="0in" style:auto-text-indent="false"/>
      <style:text-properties officeooo:rsid="00b5dfdf" officeooo:paragraph-rsid="00ba6285"/>
    </style:style>
    <style:style style:name="P37" style:family="paragraph" style:parent-style-name="Text_20_body">
      <style:paragraph-properties fo:margin-left="0.9846in" fo:margin-right="0in" fo:text-indent="0in" style:auto-text-indent="false"/>
      <style:text-properties officeooo:rsid="00b8c1da" officeooo:paragraph-rsid="00ba6285"/>
    </style:style>
    <style:style style:name="P38" style:family="paragraph" style:parent-style-name="Text_20_body" style:list-style-name="L1">
      <style:text-properties officeooo:paragraph-rsid="009ae530"/>
    </style:style>
    <style:style style:name="P39" style:family="paragraph" style:parent-style-name="Text_20_body" style:list-style-name="L1">
      <style:text-properties officeooo:rsid="008c9ac6" officeooo:paragraph-rsid="00af7284"/>
    </style:style>
    <style:style style:name="P40" style:family="paragraph" style:parent-style-name="Text_20_body" style:list-style-name="L4">
      <style:text-properties officeooo:rsid="008c9ac6" officeooo:paragraph-rsid="00c70e9c"/>
    </style:style>
    <style:style style:name="P41" style:family="paragraph" style:parent-style-name="Text_20_body" style:list-style-name="L4">
      <style:text-properties officeooo:rsid="008c9ac6" officeooo:paragraph-rsid="00b35670"/>
    </style:style>
    <style:style style:name="P42" style:family="paragraph" style:parent-style-name="Text_20_body" style:list-style-name="L1">
      <style:text-properties officeooo:rsid="009dcde5" officeooo:paragraph-rsid="009dcde5"/>
    </style:style>
    <style:style style:name="P43" style:family="paragraph" style:parent-style-name="Text_20_body" style:list-style-name="L2">
      <style:text-properties officeooo:rsid="00a700ed" officeooo:paragraph-rsid="00a0e8cf"/>
    </style:style>
    <style:style style:name="P44" style:family="paragraph" style:parent-style-name="Text_20_body" style:list-style-name="L2">
      <style:text-properties officeooo:rsid="00a8d0bc" officeooo:paragraph-rsid="00a0e8cf"/>
    </style:style>
    <style:style style:name="P45" style:family="paragraph" style:parent-style-name="Text_20_body" style:list-style-name="L2">
      <style:text-properties officeooo:rsid="00a7028d" officeooo:paragraph-rsid="00a7028d"/>
    </style:style>
    <style:style style:name="P46" style:family="paragraph" style:parent-style-name="Text_20_body" style:list-style-name="L3">
      <style:text-properties officeooo:rsid="00a2e13f" officeooo:paragraph-rsid="00a2e13f"/>
    </style:style>
    <style:style style:name="P47" style:family="paragraph" style:parent-style-name="Text_20_body" style:list-style-name="L4">
      <style:text-properties officeooo:rsid="00b35670" officeooo:paragraph-rsid="00b35670"/>
    </style:style>
    <style:style style:name="P48" style:family="paragraph" style:parent-style-name="Text_20_body" style:list-style-name="L4">
      <style:text-properties officeooo:rsid="00aa16e6" officeooo:paragraph-rsid="00b35670"/>
    </style:style>
    <style:style style:name="P49" style:family="paragraph" style:parent-style-name="Text_20_body">
      <style:text-properties officeooo:rsid="00c21bd5" officeooo:paragraph-rsid="00c21bd5"/>
    </style:style>
    <style:style style:name="P50" style:family="paragraph" style:parent-style-name="Text_20_body" style:list-style-name="">
      <style:paragraph-properties fo:text-align="end" style:justify-single-word="false"/>
      <style:text-properties fo:font-size="14pt" fo:font-weight="bold" officeooo:rsid="0098b2f2" officeooo:paragraph-rsid="00caf7cd" style:font-size-asian="14pt" style:font-weight-asian="bold" style:font-size-complex="14pt" style:font-weight-complex="bold"/>
    </style:style>
    <style:style style:name="P51" style:family="paragraph" style:parent-style-name="Text_20_body">
      <style:text-properties officeooo:rsid="00c98892" officeooo:paragraph-rsid="00c98892"/>
    </style:style>
    <style:style style:name="P52" style:family="paragraph" style:parent-style-name="Text_20_body" style:master-page-name="First_20_Page">
      <style:paragraph-properties style:page-number="auto"/>
      <style:text-properties fo:font-size="12pt" style:font-size-asian="12pt" style:font-size-complex="12pt"/>
    </style:style>
    <style:style style:name="P53" style:family="paragraph" style:parent-style-name="Text_20_body">
      <style:paragraph-properties fo:margin-left="0.4925in" fo:margin-right="0in" fo:text-indent="0in" style:auto-text-indent="false"/>
      <style:text-properties fo:font-weight="bold" style:font-weight-asian="bold" style:font-weight-complex="bold"/>
    </style:style>
    <style:style style:name="P54" style:family="paragraph" style:parent-style-name="Text_20_body">
      <style:paragraph-properties fo:margin-left="0.4925in" fo:margin-right="0in" fo:text-indent="0in" style:auto-text-indent="false" fo:break-before="page"/>
      <style:text-properties fo:font-weight="bold" style:font-weight-asian="bold" style:font-weight-complex="bold"/>
    </style:style>
    <style:style style:name="P55" style:family="paragraph" style:parent-style-name="Text_20_body">
      <style:paragraph-properties fo:break-before="page"/>
      <style:text-properties officeooo:rsid="00c98892" officeooo:paragraph-rsid="00c98892"/>
    </style:style>
    <style:style style:name="P56" style:family="paragraph" style:parent-style-name="Heading_20_1">
      <style:paragraph-properties fo:text-align="end" style:justify-single-word="false"/>
      <style:text-properties officeooo:rsid="00877dc5" officeooo:paragraph-rsid="00805ec7"/>
    </style:style>
    <style:style style:name="P57" style:family="paragraph" style:parent-style-name="Heading_20_2">
      <style:paragraph-properties fo:padding="0.0201in" fo:border-left="none" fo:border-right="none" fo:border-top="none" fo:border-bottom="0.06pt solid #000000" style:shadow="none"/>
    </style:style>
    <style:style style:name="P58" style:family="paragraph" style:parent-style-name="Heading_20_2">
      <style:paragraph-properties fo:padding="0.0201in" fo:border-left="none" fo:border-right="none" fo:border-top="none" fo:border-bottom="0.06pt solid #000000" style:shadow="none"/>
      <style:text-properties officeooo:rsid="009f64eb" officeooo:paragraph-rsid="009f64eb"/>
    </style:style>
    <style:style style:name="P59" style:family="paragraph" style:parent-style-name="Heading_20_2">
      <style:paragraph-properties fo:padding="0.0201in" fo:border-left="none" fo:border-right="none" fo:border-top="none" fo:border-bottom="0.06pt solid #000000" style:shadow="none"/>
      <style:text-properties officeooo:rsid="00a4f2eb" officeooo:paragraph-rsid="00a4f2eb"/>
    </style:style>
    <style:style style:name="P60" style:family="paragraph" style:parent-style-name="Heading_20_2">
      <style:paragraph-properties fo:padding="0.0201in" fo:border-left="none" fo:border-right="none" fo:border-top="none" fo:border-bottom="0.06pt solid #000000" style:shadow="none"/>
      <style:text-properties officeooo:rsid="00bafad6" officeooo:paragraph-rsid="00bafad6"/>
    </style:style>
    <style:style style:name="P61" style:family="paragraph" style:parent-style-name="Heading_20_2" style:list-style-name="">
      <style:paragraph-properties fo:padding="0.0201in" fo:border-left="none" fo:border-right="none" fo:border-top="none" fo:border-bottom="0.06pt solid #000000" style:shadow="none"/>
      <style:text-properties officeooo:paragraph-rsid="00d18688"/>
    </style:style>
    <style:style style:name="P62" style:family="paragraph" style:parent-style-name="Heading_20_2">
      <style:paragraph-properties fo:break-before="page" fo:padding="0.0201in" fo:border-left="none" fo:border-right="none" fo:border-top="none" fo:border-bottom="0.06pt solid #000000" style:shadow="none"/>
    </style:style>
    <style:style style:name="T1" style:family="text">
      <style:text-properties officeooo:rsid="009503a7"/>
    </style:style>
    <style:style style:name="T2" style:family="text">
      <style:text-properties fo:font-weight="normal" style:font-weight-asian="normal" style:font-weight-complex="normal"/>
    </style:style>
    <style:style style:name="T3" style:family="text">
      <style:text-properties fo:font-weight="normal" officeooo:rsid="00a2e13f" style:font-weight-asian="normal" style:font-weight-complex="normal"/>
    </style:style>
    <style:style style:name="T4" style:family="text">
      <style:text-properties fo:font-weight="normal" officeooo:rsid="009f64eb" style:font-weight-asian="normal" style:font-weight-complex="normal"/>
    </style:style>
    <style:style style:name="T5" style:family="text">
      <style:text-properties fo:font-weight="normal" officeooo:rsid="00a0d22a" style:font-weight-asian="normal" style:font-weight-complex="normal"/>
    </style:style>
    <style:style style:name="T6" style:family="text">
      <style:text-properties fo:font-weight="normal" officeooo:rsid="0098b2f2" style:font-weight-asian="normal" style:font-weight-complex="normal"/>
    </style:style>
    <style:style style:name="T7" style:family="text">
      <style:text-properties fo:font-weight="normal" officeooo:rsid="008864a4"/>
    </style:style>
    <style:style style:name="T8" style:family="text">
      <style:text-properties officeooo:rsid="00877dc5"/>
    </style:style>
    <style:style style:name="T9" style:family="text">
      <style:text-properties officeooo:rsid="008dfcbe"/>
    </style:style>
    <style:style style:name="T10" style:family="text">
      <style:text-properties officeooo:rsid="008fa12f"/>
    </style:style>
    <style:style style:name="T11" style:family="text">
      <style:text-properties fo:font-style="normal" officeooo:rsid="009549f7" style:font-style-asian="normal" style:font-style-complex="normal"/>
    </style:style>
    <style:style style:name="T12" style:family="text">
      <style:text-properties fo:font-style="normal" officeooo:rsid="00aa16e6" style:font-style-asian="normal" style:font-style-complex="normal"/>
    </style:style>
    <style:style style:name="T13" style:family="text">
      <style:text-properties fo:font-style="normal" officeooo:rsid="00bdc8b3" style:font-style-asian="normal" style:font-style-complex="normal"/>
    </style:style>
    <style:style style:name="T14" style:family="text">
      <style:text-properties style:text-underline-style="none"/>
    </style:style>
    <style:style style:name="T15" style:family="text">
      <style:text-properties style:text-underline-style="none" officeooo:rsid="00a00c02"/>
    </style:style>
    <style:style style:name="T16" style:family="text">
      <style:text-properties style:text-underline-style="none" officeooo:rsid="0096c140"/>
    </style:style>
    <style:style style:name="T17" style:family="text">
      <style:text-properties style:text-underline-style="none" officeooo:rsid="00a5047f"/>
    </style:style>
    <style:style style:name="T18" style:family="text">
      <style:text-properties style:text-underline-style="none" officeooo:rsid="00877dc5"/>
    </style:style>
    <style:style style:name="T19" style:family="text">
      <style:text-properties style:text-underline-style="none" officeooo:rsid="009c3f85"/>
    </style:style>
    <style:style style:name="T20" style:family="text">
      <style:text-properties officeooo:rsid="0096c140"/>
    </style:style>
    <style:style style:name="T21" style:family="text">
      <style:text-properties officeooo:rsid="00a5047f"/>
    </style:style>
    <style:style style:name="T22" style:family="text">
      <style:text-properties officeooo:rsid="00992fae"/>
    </style:style>
    <style:style style:name="T23" style:family="text">
      <style:text-properties officeooo:rsid="00a700ed"/>
    </style:style>
    <style:style style:name="T24" style:family="text">
      <style:text-properties officeooo:rsid="009f64eb"/>
    </style:style>
    <style:style style:name="T25" style:family="text">
      <style:text-properties officeooo:rsid="00a0d22a"/>
    </style:style>
    <style:style style:name="T26" style:family="text">
      <style:text-properties officeooo:rsid="00a8d0bc"/>
    </style:style>
    <style:style style:name="T27" style:family="text">
      <style:text-properties officeooo:rsid="00a2e13f"/>
    </style:style>
    <style:style style:name="T28" style:family="text">
      <style:text-properties officeooo:rsid="00a3c3a9"/>
    </style:style>
    <style:style style:name="T29" style:family="text">
      <style:text-properties officeooo:rsid="00a4f2eb"/>
    </style:style>
    <style:style style:name="T30" style:family="text">
      <style:text-properties officeooo:rsid="00a4fe10"/>
    </style:style>
    <style:style style:name="T31" style:family="text">
      <style:text-properties officeooo:rsid="009549f7"/>
    </style:style>
    <style:style style:name="T32" style:family="text">
      <style:text-properties officeooo:rsid="00adf83a"/>
    </style:style>
    <style:style style:name="T33" style:family="text">
      <style:text-properties fo:font-size="12pt" style:font-size-asian="12pt" style:font-size-complex="12pt"/>
    </style:style>
    <style:style style:name="T34" style:family="text">
      <style:text-properties fo:font-size="12pt" officeooo:rsid="009f64eb" style:font-size-asian="12pt" style:font-size-complex="12pt"/>
    </style:style>
    <style:style style:name="T35" style:family="text">
      <style:text-properties fo:font-size="12pt" officeooo:rsid="00c23a17" style:font-size-asian="12pt" style:font-size-complex="12pt"/>
    </style:style>
    <style:style style:name="T36" style:family="text">
      <style:text-properties fo:font-size="12pt" officeooo:rsid="00c376b0" style:font-size-asian="12pt" style:font-size-complex="12pt"/>
    </style:style>
    <style:style style:name="T37" style:family="text">
      <style:text-properties fo:font-size="12pt" officeooo:rsid="00cb9b5b" style:font-size-asian="12pt" style:font-size-complex="12pt"/>
    </style:style>
    <style:style style:name="T38" style:family="text">
      <style:text-properties fo:font-size="12pt" officeooo:rsid="00cd7562"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09f64eb" style:font-size-asian="12pt" style:font-weight-asian="normal" style:font-size-complex="12pt" style:font-weight-complex="normal"/>
    </style:style>
    <style:style style:name="T42" style:family="text">
      <style:text-properties fo:font-size="12pt" fo:font-weight="normal" officeooo:rsid="00b479ba" style:font-size-asian="12pt" style:font-weight-asian="normal" style:font-size-complex="12pt" style:font-weight-complex="normal"/>
    </style:style>
    <style:style style:name="T43" style:family="text">
      <style:text-properties officeooo:rsid="00aa16e6"/>
    </style:style>
    <style:style style:name="T44" style:family="text">
      <style:text-properties officeooo:rsid="00af7284"/>
    </style:style>
    <style:style style:name="T45" style:family="text">
      <style:text-properties officeooo:rsid="00b1ae59"/>
    </style:style>
    <style:style style:name="T46" style:family="text">
      <style:text-properties officeooo:rsid="00b30cce"/>
    </style:style>
    <style:style style:name="T47" style:family="text">
      <style:text-properties officeooo:rsid="00b35670"/>
    </style:style>
    <style:style style:name="T48" style:family="text">
      <style:text-properties officeooo:rsid="00b6fef3"/>
    </style:style>
    <style:style style:name="T49" style:family="text">
      <style:text-properties officeooo:rsid="00b8c1da"/>
    </style:style>
    <style:style style:name="T50" style:family="text">
      <style:text-properties officeooo:rsid="00ba6285"/>
    </style:style>
    <style:style style:name="T51" style:family="text">
      <style:text-properties officeooo:rsid="00be3af9"/>
    </style:style>
    <style:style style:name="T52" style:family="text">
      <style:text-properties officeooo:rsid="00be8f0a"/>
    </style:style>
    <style:style style:name="T53" style:family="text">
      <style:text-properties fo:font-weight="bold" style:font-weight-asian="bold" style:font-weight-complex="bold"/>
    </style:style>
    <style:style style:name="T54" style:family="text">
      <style:text-properties fo:font-weight="bold" officeooo:rsid="00b89851" style:font-weight-asian="bold" style:font-weight-complex="bold"/>
    </style:style>
    <style:style style:name="T55" style:family="text">
      <style:text-properties fo:font-weight="bold" officeooo:rsid="00c376b0" style:font-weight-asian="bold" style:font-weight-complex="bold"/>
    </style:style>
    <style:style style:name="T56" style:family="text">
      <style:text-properties officeooo:rsid="00b89851"/>
    </style:style>
    <style:style style:name="T57" style:family="text">
      <style:text-properties officeooo:rsid="00c70e9c"/>
    </style:style>
    <style:style style:name="T58" style:family="text">
      <style:text-properties officeooo:rsid="00be609c"/>
    </style:style>
    <style:style style:name="T59" style:family="text">
      <style:text-properties officeooo:rsid="00c98df1"/>
    </style:style>
    <style:style style:name="T60" style:family="text">
      <style:text-properties officeooo:rsid="00caf7cd"/>
    </style:style>
    <style:style style:name="T61" style:family="text">
      <style:text-properties officeooo:rsid="00cb9b5b"/>
    </style:style>
    <style:style style:name="T62" style:family="text">
      <style:text-properties officeooo:rsid="00cd7562"/>
    </style:style>
    <style:style style:name="T63" style:family="text">
      <style:text-properties officeooo:rsid="00ce917a"/>
    </style:style>
    <style:style style:name="T64" style:family="text">
      <style:text-properties officeooo:rsid="00cf88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Northbridge Technology Alliance is pleased to announce <text:span text:style-name="T32">our 2017 technology </text:span>grant for <text:span text:style-name="T22">socially progressive leaders who are engaged in social justice and community building work.</text:span></text:p>
      <text:p text:style-name="P16"/>
      <text:p text:style-name="P16">This <text:span text:style-name="T60">year's </text:span>grant <text:span text:style-name="T60">cycle</text:span> is available in support of missions that align with these social challenges.</text:p>
      <text:p text:style-name="P22"><text:span text:style-name="T60">Community Engagement for Strong Neighborhoods</text:span>:<text:span text:style-name="T2"> </text:span><text:span text:style-name="T4">Metropolitan Chicago</text:span></text:p>
      <text:p text:style-name="P22"><text:span text:style-name="T32">H</text:span>ealth Equity Advancements:<text:span text:style-name="T2"> </text:span><text:span text:style-name="T5">State of Illinois</text:span></text:p>
      <text:p text:style-name="P21"><text:span text:style-name="T39">Systemic Racial Equity:</text:span><text:span text:style-name="T40"> </text:span><text:span text:style-name="T41">United States</text:span></text:p>
      <text:p text:style-name="P14"/>
      <text:p text:style-name="P14"><text:span text:style-name="T35">This grant </text:span><text:span text:style-name="T36">provides access to </text:span><text:span text:style-name="T37">web-based</text:span><text:span text:style-name="T35"> </text:span><text:span text:style-name="T38">meeting</text:span><text:span text:style-name="T35"> </text:span><text:span text:style-name="T36">technology, </text:span><text:span text:style-name="T35">allowing for </text:span><text:span text:style-name="T37">several </text:span><text:span text:style-name="T35">activities </text:span><text:span text:style-name="T36">such as</text:span><text:span text:style-name="T35">:</text:span></text:p>
      <text:p text:style-name="P32">Call-to-action <text:span text:style-name="T53">broadcast webinar</text:span><text:span text:style-name="T55">s</text:span> to an entire community, right <text:span text:style-name="T61">in</text:span>to their homes</text:p>
      <text:p text:style-name="P28"><text:span text:style-name="T56">High-quality, instructor-led </text:span><text:span text:style-name="T54">volunteer training</text:span><text:span text:style-name="T55">s</text:span><text:span text:style-name="T56"> without requiring your volunteers to travel.</text:span></text:p>
      <text:p text:style-name="P31">Fully collaborative, video-based <text:span text:style-name="T53">Board meetings</text:span> with directors around the world</text:p>
      <text:p text:style-name="P31"/>
      <text:p text:style-name="P19"><text:a xlink:type="simple" xlink:href="http://northbridgetech.org/downloads/Whitepaper_GranteeFAQ.pdf" office:target-frame-name="_blank" xlink:show="new">Frequently Asked Questions</text:a> <text:s text:c="74"/><text:a xlink:type="simple" xlink:href="http://members.northbridgetech.org/" office:target-frame-name="_blank" xlink:show="new"><text:span text:style-name="T42">Online </text:span></text:a><text:a xlink:type="simple" xlink:href="http://members.northbridgetech.org/" office:target-frame-name="_blank" xlink:show="new"><text:span text:style-name="T41">G</text:span></text:a><text:a xlink:type="simple" xlink:href="http://members.northbridgetech.org/" office:target-frame-name="_blank" xlink:show="new"><text:span text:style-name="T42">rant Application</text:span></text:a></text:p>
      <text:h text:style-name="P57" text:outline-level="2"><text:span text:style-name="T14">Gr</text:span><text:span text:style-name="T19">ant Scope</text:span></text:h>
      <text:p text:style-name="P14"><text:span text:style-name="T21">The emerging landscape of web-based (“virtual”) meeting technology introduces compelling possibilities for advancing the reach and influence of socially progressive, mission-driven work. </text:span><text:span text:style-name="T37">T</text:span><text:span text:style-name="T21">he array of options is bewildering! Webinars, remote classrooms, video chats, video-based meetings, live-stream media... many struggle to articulate with clarity, to funders, administrators, and constituents, the full range of possibilities</text:span><text:span text:style-name="T7"> with respect to remote web-based meeting formats, purposes, and vendors.</text:span><text:span text:style-name="T21"> </text:span></text:p>
      <text:p text:style-name="P15">Through this grant, our grantees are trained to determine if, and how, web-<text:span text:style-name="T61">based collaboration</text:span> technology can be used <text:span text:style-name="T62">to </text:span>advance their social mission. With a fully equipped remote web meeting room at their disposal for the duration of the program, they gain the technical expertise to make <text:soft-page-break/>those decisions. Through our guided <text:span text:style-name="T62">program</text:span> they emerge with a straightforward road map for their own technology adoption that is customized to their specific practice and needs. Finally, they become eligible to take advantage of Northbridge Technology Alliance's exclusive membership opportunity, <text:span text:style-name="T57">with benefits like </text:span><text:span text:style-name="T13">ongoing training and community networking opportunities</text:span><text:span text:style-name="T12">.</text:span>.</text:p>
      <text:p text:style-name="P6">This grant <text:span text:style-name="T21">provides</text:span> </text:p>
      <text:list xml:id="list3800483770348565090" text:style-name="L1">
        <text:list-item>
          <text:p text:style-name="P38"><text:span text:style-name="T20">a </text:span><text:span text:style-name="T16">vendor-neutral</text:span><text:span text:style-name="T18">, </text:span><text:span text:style-name="T16">guided, </text:span><text:span text:style-name="T17">instructor-led </text:span><text:span text:style-name="T18">training path</text:span><text:span text:style-name="T8"> for our grantees to explore and practice, hands-on, the various types of web-based meeting formats. </text:span></text:p>
        </text:list-item>
        <text:list-item>
          <text:p text:style-name="P39"><text:span text:style-name="T43">a planning process that yields a </text:span>road map for <text:span text:style-name="T10">their</text:span> future technology <text:span text:style-name="T44">strategic planning and </text:span>adoption</text:p>
        </text:list-item>
        <text:list-item>
          <text:p text:style-name="P38"><text:span text:style-name="T18">up to one full year of a dedicated </text:span><text:span text:style-name="T15">conference</text:span><text:span text:style-name="T18"> room</text:span><text:span text:style-name="T8"> in our full-featured virtual web conference center, Nexus Web Meet. The room can be configured to provide a variety of state-of-the-art remote meeting configurations, such as broadcast webinars, remote classrooms, remote meetings, and video chat sessions. Advanced features like recording/playback and desktop sharing are included. (</text:span><text:a xlink:type="simple" xlink:href="https://northbridgetech.org/apps/nexus/web/login.php?oid=userdemo" office:target-frame-name="_blank" xlink:show="new"><text:span text:style-name="T8">Live Demo</text:span></text:a><text:span text:style-name="T8">) </text:span></text:p>
        </text:list-item>
        <text:list-item>
          <text:p text:style-name="P42">the option to take advantage of Northbridge Technology Alliance's exclusive membership program, providing <text:span text:style-name="T62">continuous </text:span>access to <text:span text:style-name="T62">our web-based </text:span>meeting technology <text:span text:style-name="T62">and influence on our ongoing community-owned software projects</text:span></text:p>
        </text:list-item>
      </text:list>
      <text:p text:style-name="P11">The monetary value of this grant is $5,000. This includes one-year of comparable remote web meeting service averaged across a number of leading vendors (such as Zoom and WebEx) combined with high-quality instructor-led training for up to eight staff members.</text:p>
      <text:h text:style-name="P58" text:outline-level="2">Grant Eligibility</text:h>
      <text:p text:style-name="P7">This grant is available to teams working toward missions that are a<text:span text:style-name="T45">ligned </text:span>with the following <text:span text:style-name="T45">social challenges and geographies.</text:span></text:p>
      <text:p text:style-name="P22"><text:span text:style-name="T62">Community Engagement for Strong Neighborhoods:</text:span> <text:span text:style-name="T24">Metropolitan Chicago</text:span></text:p>
      <text:p text:style-name="P34">Any <text:span text:style-name="T27">team</text:span> working to <text:span text:style-name="T62">build peaceful, just, and sustainable neighborhoods </text:span>across Metropolitan Chicago.</text:p>
      <text:p text:style-name="P22"/>
      <text:p text:style-name="P54">Health Equity Advancements: <text:span text:style-name="T25">State of Illinois</text:span></text:p>
      <text:p text:style-name="P34">Any <text:span text:style-name="T27">team</text:span> working toward uniformly equitable health care across socio-economic disparities in the state of Illinois</text:p>
      <text:p text:style-name="P22">Systemic Racial Equity: <text:span text:style-name="T24">United States</text:span></text:p>
      <text:p text:style-name="P35"><text:span text:style-name="T2">Any </text:span><text:span text:style-name="T3">team</text:span><text:span text:style-name="T2"> working to advance cohesive racial equity spanning complex systems of social, institutional, and economic interaction in the United States of America</text:span></text:p>
      <text:p text:style-name="P9"><text:span text:style-name="T23">Many nonprofit grants are awarded to single organizations. However, at Northbridge we have found that the most interesting and effective social progress is being accomplished by collaborative, </text:span><text:span text:style-name="T11">cross-organizational</text:span><text:span text:style-name="T31"> efforts and by smaller, grass roots, community-based activism. We find that we can be most flexible with a variety of situations by considering the project team (or committee, work group, task force, Board, etc), as the grantee unit. Here are some examples of the variety of structures that are potentially eligible</text:span></text:p>
      <text:list xml:id="list1459961566418921209" text:style-name="L2">
        <text:list-item>
          <text:p text:style-name="P43"><text:span text:style-name="T46">a</text:span> task force or committee <text:span text:style-name="T26">working within</text:span> a <text:span text:style-name="T26">local </text:span>faith community</text:p>
        </text:list-item>
        <text:list-item>
          <text:p text:style-name="P43"><text:span text:style-name="T46">a</text:span> staff committee fulfilling the work of a traditional nonprofit service-oriented program</text:p>
        </text:list-item>
        <text:list-item>
          <text:p text:style-name="P43"><text:span text:style-name="T46">a</text:span> Board of Directors</text:p>
        </text:list-item>
        <text:list-item>
          <text:p text:style-name="P44"><text:span text:style-name="T46">a</text:span> grass-roots, community-based activism group</text:p>
        </text:list-item>
        <text:list-item>
          <text:p text:style-name="P44"><text:span text:style-name="T46">a</text:span> local chapter of an NGO</text:p>
        </text:list-item>
        <text:list-item>
          <text:p text:style-name="P45">a cross-organizational, collaborative task force</text:p>
        </text:list-item>
      </text:list>
      <text:p text:style-name="P12">Eligible teams must be operating within one of these charitable contexts</text:p>
      <text:list xml:id="list6724297417255425476" text:style-name="L3">
        <text:list-item>
          <text:p text:style-name="P46">a<text:span text:style-name="T46">n informal</text:span> community-based initiative with a budget of less than $10,001 USD, or</text:p>
        </text:list-item>
        <text:list-item>
          <text:p text:style-name="P46"><text:span text:style-name="T29">an initiative </text:span>support<text:span text:style-name="T29">ed</text:span> by, fiscally sponsored by, or acting under the direct supervision of a charitable <text:span text:style-name="T28">and/or tax exempt</text:span> corporate structure <text:span text:style-name="T46">in good standing according to applicable state and United States federal stipulations, or</text:span></text:p>
        </text:list-item>
        <text:list-item>
          <text:p text:style-name="P46">an initiative supported by a tax exempt or otherwise regulated charitable corporation, outside the US, governed according to the applicable laws of the country of origin.</text:p>
        </text:list-item>
      </text:list>
      <text:h text:style-name="P61" text:outline-level="2"/>
      <text:h text:style-name="P62" text:outline-level="2">Grant Requirements</text:h>
      <text:p text:style-name="P13">Northbridge Technology Alliance understands ourselves to be an active and engaged partner with our grantees; our intention is to significantly increasing <text:span text:style-name="T63">your</text:span> capacity to create the social progress that <text:span text:style-name="T63">your</text:span> mission describes. We <text:span text:style-name="T57">have removed </text:span>significant cost and knowledge obstacles for our grantees. We provide excellent tools and training , for “free”... but, as the saying goes, it's “free like a puppy!” There is also work our grantees must do in order to realize the boost of web based remote technology in their day-to-day operations.</text:p>
      <text:p text:style-name="P8">Once accepted into the program, our grantees are required to</text:p>
      <text:list xml:id="list1954582118281433377" text:style-name="L4">
        <text:list-item>
          <text:p text:style-name="P47">Designate a grant administrator, responsible for overseeing fulfillment of these requirements</text:p>
        </text:list-item>
        <text:list-item>
          <text:p text:style-name="P47">Designate a technical liaison, a point of contact for technical support during the course of the grant cycle <text:span text:style-name="T63">(may be the same person)</text:span></text:p>
        </text:list-item>
        <text:list-item>
          <text:p text:style-name="P40"><text:span text:style-name="T43">Complete</text:span> <text:span text:style-name="T57">the program, a </text:span>series of vendor-neutral <text:span text:style-name="T58">instructor-led</text:span> training and worksheets, <text:span text:style-name="T51">within the designated time frames</text:span></text:p>
        </text:list-item>
        <text:list-item>
          <text:p text:style-name="P48">Using the <text:span text:style-name="T64">guided</text:span> outputs of the training cycle, create their technology adoption road map and share it with Northbridge</text:p>
        </text:list-item>
        <text:list-item>
          <text:p text:style-name="P41"><text:span text:style-name="T47">Three </text:span>months into the grant cycle, opt in or out of <text:span text:style-name="T51">a future</text:span> Northbridge Technology Alliance membership. <text:span text:style-name="T9">Those who opt-out will have three months to complete their training and transition to their selected web meeting vendor.</text:span> Those who opt-<text:span text:style-name="T47">in</text:span> will have their <text:span text:style-name="T9">grant cycle extended for nine full months, to be followed by their paid membership term.</text:span></text:p>
        </text:list-item>
      </text:list>
      <text:h text:style-name="P59" text:outline-level="2">Grant Application</text:h>
      <text:p text:style-name="P4"><text:a xlink:type="simple" xlink:href="http://members.northbridgetech.org/" office:target-frame-name="_blank" xlink:show="new"><text:span text:style-name="T33">Online </text:span></text:a><text:a xlink:type="simple" xlink:href="http://members.northbridgetech.org/" office:target-frame-name="_blank" xlink:show="new"><text:span text:style-name="T34">G</text:span></text:a><text:a xlink:type="simple" xlink:href="http://members.northbridgetech.org/" office:target-frame-name="_blank" xlink:show="new"><text:span text:style-name="T33">rant Application</text:span></text:a></text:p>
      <text:p text:style-name="P17">Please refer to these guidelines while completing the online application</text:p>
      <text:p text:style-name="P18">Impact Area</text:p>
      <text:p text:style-name="P29">Please select which of the impact area you are most closely aligned. (Our award capacity is not segmented by impact area, so there is no competitive advantage between areas.)</text:p>
      <text:p text:style-name="P51"/>
      <text:p text:style-name="P55">Email Address</text:p>
      <text:p text:style-name="P30">Please enter the email address of the person who will be responsible for overseeing the fulfillment of this grant within your organization. </text:p>
      <text:p text:style-name="P5">Group or Team Name</text:p>
      <text:p text:style-name="P23">Fill this with a formal or informal name for your team, <text:span text:style-name="T31">committee, work group, task force, </text:span>or <text:span text:style-name="T31">Board. </text:span>Examples: </text:p>
      <text:p text:style-name="P33">“Race Matters Committee”,</text:p>
      <text:p text:style-name="P33">“Northbridge Board of Directors”</text:p>
      <text:p text:style-name="P10">Mission/Purpose</text:p>
      <text:p text:style-name="P24">Provide a formal or informal mission statement, or statement of purpose, for your team and project. This should be the guiding day-to-day purpose of your work. For a staff <text:span text:style-name="T50">team </text:span>of a nonprofit or a community activist group, this may be the same as your organizational mission statement. For a task force <text:span text:style-name="T50">or committee </text:span>working out of a local church, temple or mosque, this may be an ad hoc statement of purpose specific to your work.</text:p>
      <text:p text:style-name="P24">Also, <text:span text:style-name="T48">in the same text area, </text:span>please provide a brief and simple explanation of how your mission fits <text:span text:style-name="T48">into the </text:span>target impact areas for this grant. <text:span text:style-name="T48">Your intended impact may be broader or more specialized than our target impact areas. In any case, describe the connections.</text:span></text:p>
      <text:p text:style-name="P10">Reach</text:p>
      <text:p text:style-name="P26">Tell us about the populations and geographical boundaries you <text:span text:style-name="T64">are</text:span> working within. How do these fit within the target geographies for this grant? Your geographic constraints may be identical, larger or smaller than our targets geographies. In any case, describe the co<text:span text:style-name="T64">nnections</text:span>.</text:p>
      <text:p text:style-name="P10">Leadership/<text:span text:style-name="T49">Accountability</text:span></text:p>
      <text:p text:style-name="P25">How are your service goals, methodologies, and outcome measurements influenced, <text:span text:style-name="T59">represented, and evaluated </text:span>by the communities that you serve?</text:p>
      <text:p text:style-name="P27">We award grants to teams who are authentically <text:span text:style-name="T59">and intentionally</text:span> accountable to communities who are under-represented within dominant cultural power structures. This can take a variety of forms depending on your specific context so this question is intentionally open-ended and may include things like biographical information about key team members, information about <text:soft-page-break/>funding sources, evaluation and feedback mechanisms, etc. What we are listening for overall is <text:span text:style-name="T59">the nature of your</text:span> accountability to the communities you intend to strengthen.</text:p>
      <text:p text:style-name="P10">Technology Use</text:p>
      <text:p text:style-name="P25">Out of your current technology understandings, how do you hope or expect the technology resources provided by this grant to increase your service capacity? </text:p>
      <text:p text:style-name="P27">Likely you already have some reason to be interested in remote web-based collaboration technology, even if your understanding is fuzzy or incomplete. Please tell us about your current ideas of how this type of technology could further your work. Examples: </text:p>
      <text:p text:style-name="P37">“My committee is scattered all around the Chicago area. We want to meet more frequently and also drive less, especially in the winter!”</text:p>
      <text:p text:style-name="P37">“We want to give regular deliver monthly updates to our neighborhood. We wonder if we could use a webinar for this, how much it would cost, and how hard it is to do.” </text:p>
      <text:p text:style-name="P36">“<text:span text:style-name="T52">Adobe Connect is causing us some frustration. We want to understand what other options might be available to us”</text:span></text:p>
      <text:h text:style-name="P57" text:outline-level="2">Grant Application Deadli<text:span text:style-name="T30">nes</text:span></text:h>
      <text:p text:style-name="P19">The current application window is open until October 15, 2017. </text:p>
      <text:p text:style-name="P49">Once enrolled, grant fulfillment deadlines occur monthly and are described with your onboarding materials.</text:p>
      <text:h text:style-name="P60" text:outline-level="2">Questions?</text:h>
      <text:p text:style-name="P19">Some common questions are answered here in our <text:a xlink:type="simple" xlink:href="http://northbridgetech.org/downloads/Whitepaper_GranteeFAQ.pdf" office:target-frame-name="_blank" xlink:show="new">Frequently Asked Questions</text:a></text:p>
      <text:p text:style-name="P20"><text:span text:style-name="T59">Do you have additional question? Dr</text:span>op us a line an email to grants@northbridgetech.org.</text:p>
      <text:p text:style-name="Text_20_body"/>
      <text:p text:style-name="P3"/>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style:font-name="Khula" fo:font-family="Khula" style:font-style-name="Regular"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bdd7d2"/>
    </style:style>
    <style:style style:name="MP2" style:family="paragraph" style:parent-style-name="Footer">
      <style:paragraph-properties fo:text-align="end" style:justify-single-word="false"/>
      <style:text-properties officeooo:rsid="000eab09" officeooo:paragraph-rsid="006b7f94"/>
    </style:style>
    <style:style style:name="MP3" style:family="paragraph" style:parent-style-name="Heading_20_1">
      <style:paragraph-properties fo:text-align="end" style:justify-single-word="false"/>
      <style:text-properties officeooo:rsid="00877dc5" officeooo:paragraph-rsid="00805ec7"/>
    </style:style>
    <style:style style:name="MP4" style:family="paragraph" style:parent-style-name="Text_20_body" style:list-style-name="">
      <style:paragraph-properties fo:text-align="end" style:justify-single-word="false"/>
      <style:text-properties fo:font-size="14pt" fo:font-weight="bold" officeooo:rsid="0098b2f2" officeooo:paragraph-rsid="00caf7cd" style:font-size-asian="14pt" style:font-weight-asian="bold" style:font-size-complex="14pt" style:font-weight-complex="bold"/>
    </style:style>
    <style:style style:name="MT1" style:family="text">
      <style:text-properties officeooo:rsid="009503a7"/>
    </style:style>
    <style:style style:name="MT2" style:family="text">
      <style:text-properties fo:font-weight="normal" style:font-weight-asian="normal" style:font-weight-complex="normal"/>
    </style:style>
    <style:style style:name="MT3" style:family="text">
      <style:text-properties fo:font-weight="normal" officeooo:rsid="0098b2f2" style:font-weight-asian="normal" style:font-weight-complex="normal"/>
    </style:style>
    <style:style style:name="MT4" style:family="text">
      <style:text-properties officeooo:rsid="00877dc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3"><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9"><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7"><draw:image xlink:href="Pictures/10000000000000C8000000C829C29D22.jpg" xlink:type="simple" xlink:show="embed" xlink:actuate="onLoad"/></draw:frame><text:span text:style-name="MT1">Grant Eligibility and Submission Guidelines</text:span> <text:s text:c="3"/><text:page-number text:select-page="current">6</text:page-number> / <text:page-count>6</text:page-count></text:p>
      </style:footer>
      <style:footer-first>
        <text:p text:style-name="MP2"><draw:frame draw:style-name="Mfr1" draw:name="Image5" text:anchor-type="paragraph" svg:x="0.0681in" svg:y="-0.0374in" svg:width="0.3075in" svg:height="0.3075in" draw:z-index="10"><draw:image xlink:href="Pictures/10000000000000C8000000C829C29D22.jpg" xlink:type="simple" xlink:show="embed" xlink:actuate="onLoad"/></draw:frame><text:span text:style-name="MT1">Grant Eligibility and Submission Guidelines</text:span> <text:s text:c="2"/><text:page-number text:select-page="current">2</text:page-number> / <text:page-count>6</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0772in" svg:width="3.95in" svg:height="1.2035in" draw:z-index="8"><draw:image xlink:href="Pictures/100000000000119400000576DA8B4D44.jpg" xlink:type="simple" xlink:show="embed" xlink:actuate="onLoad"/></draw:frame><text:span text:style-name="MT2">2017 </text:span><text:span text:style-name="MT3">Technology Grant</text:span> </text:h>
        <text:h text:style-name="MP4" text:outline-level="1"><text:span text:style-name="MT4">E</text:span>ligibility and</text:h>
        <text:h text:style-name="MP4" text:outline-level="1">Submission Guidelines</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25:36.885562387</meta:creation-date>
    <meta:editing-duration>PT20H5M6S</meta:editing-duration>
    <meta:editing-cycles>93</meta:editing-cycles>
    <meta:generator>LibreOffice/4.2.8.2$Linux_X86_64 LibreOffice_project/420m0$Build-2</meta:generator>
    <dc:title>nta_whitepaper</dc:title>
    <dc:date>2017-07-25T20:59:32.415206006</dc:date>
    <meta:document-statistic meta:table-count="0" meta:image-count="5" meta:object-count="0" meta:page-count="6" meta:paragraph-count="82" meta:word-count="1555" meta:character-count="10431" meta:non-whitespace-character-count="8886"/>
    <meta:template xlink:type="simple" xlink:actuate="onRequest" xlink:title="nta_whitepaper" xlink:href="../../../../../../../.config/libreoffice/4/user/template/nta_whitepaper.ott" meta:date="2015-03-19T19:25:34.327725098"/>
  </office:meta>
</office:document-meta>
</file>